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9111" officeooo:paragraph-rsid="000491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grr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2T09:51:38.150383647</meta:creation-date>
    <dc:date>2024-08-22T09:51:58.058830927</dc:date>
    <meta:editing-duration>PT20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7.3.7.2$Linux_X86_64 LibreOffice_project/30$Build-2</meta:generator>
  </office:meta>
</office:document-meta>
</file>